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1b3d6a" officeooo:paragraph-rsid="001b3d6a"/>
    </style:style>
    <style:style style:name="P5" style:family="paragraph" style:parent-style-name="Heading_20_1">
      <style:text-properties officeooo:rsid="0027cbf3" officeooo:paragraph-rsid="0027cbf3"/>
    </style:style>
    <style:style style:name="P6" style:family="paragraph" style:parent-style-name="Heading_20_1">
      <style:paragraph-properties fo:break-before="page"/>
      <style:text-properties officeooo:paragraph-rsid="002278ae"/>
    </style:style>
    <style:style style:name="P7" style:family="paragraph" style:parent-style-name="Heading_20_1">
      <style:paragraph-properties fo:break-before="page"/>
      <style:text-properties officeooo:rsid="0025e30c" officeooo:paragraph-rsid="0025e30c"/>
    </style:style>
    <style:style style:name="P8" style:family="paragraph" style:parent-style-name="Heading_20_2">
      <style:text-properties officeooo:rsid="001b3d6a" officeooo:paragraph-rsid="001b3d6a"/>
    </style:style>
    <style:style style:name="P9" style:family="paragraph" style:parent-style-name="Heading_20_3">
      <style:text-properties officeooo:rsid="002278ae" officeooo:paragraph-rsid="002278ae"/>
    </style:style>
    <style:style style:name="P10" style:family="paragraph" style:parent-style-name="Heading_20_3">
      <style:text-properties officeooo:paragraph-rsid="002278ae"/>
    </style:style>
    <style:style style:name="P11" style:family="paragraph" style:parent-style-name="Heading_20_3">
      <style:text-properties officeooo:rsid="002356a8" officeooo:paragraph-rsid="002356a8"/>
    </style:style>
    <style:style style:name="P12" style:family="paragraph" style:parent-style-name="Text_20_body">
      <style:paragraph-properties fo:text-align="start" style:justify-single-word="false"/>
      <style:text-properties style:font-name="Segoe UI"/>
    </style:style>
    <style:style style:name="P13" style:family="paragraph" style:parent-style-name="Text_20_body">
      <style:text-properties officeooo:paragraph-rsid="001b3d6a"/>
    </style:style>
    <style:style style:name="P14" style:family="paragraph" style:parent-style-name="Text_20_body" style:list-style-name="L3">
      <style:text-properties officeooo:rsid="001e8b7e" officeooo:paragraph-rsid="001e8b7e"/>
    </style:style>
    <style:style style:name="P15" style:family="paragraph" style:parent-style-name="Text_20_body" style:list-style-name="L4">
      <style:text-properties officeooo:rsid="001e8b7e" officeooo:paragraph-rsid="001e8b7e"/>
    </style:style>
    <style:style style:name="P16" style:family="paragraph" style:parent-style-name="Text_20_body" style:list-style-name="L5">
      <style:text-properties officeooo:rsid="001e8b7e" officeooo:paragraph-rsid="001e8b7e"/>
    </style:style>
    <style:style style:name="P17" style:family="paragraph" style:parent-style-name="Text_20_body" style:list-style-name="L6">
      <style:text-properties officeooo:rsid="001e8b7e" officeooo:paragraph-rsid="00200df4"/>
    </style:style>
    <style:style style:name="P18" style:family="paragraph" style:parent-style-name="Text_20_body" style:list-style-name="L2">
      <style:text-properties officeooo:paragraph-rsid="001e8b7e"/>
    </style:style>
    <style:style style:name="P19" style:family="paragraph" style:parent-style-name="Text_20_body" style:list-style-name="L7">
      <style:text-properties officeooo:rsid="0021f8ea" officeooo:paragraph-rsid="0021f8ea"/>
    </style:style>
    <style:style style:name="P20" style:family="paragraph" style:parent-style-name="Text_20_body">
      <style:text-properties officeooo:rsid="002278ae" officeooo:paragraph-rsid="002278ae"/>
    </style:style>
    <style:style style:name="P21" style:family="paragraph" style:parent-style-name="Text_20_body" style:list-style-name="L8">
      <style:text-properties officeooo:rsid="002278ae" officeooo:paragraph-rsid="002278ae"/>
    </style:style>
    <style:style style:name="P22" style:family="paragraph" style:parent-style-name="Text_20_body" style:list-style-name="L8">
      <style:text-properties officeooo:paragraph-rsid="002356a8"/>
    </style:style>
    <style:style style:name="P23" style:family="paragraph" style:parent-style-name="Text_20_body" style:list-style-name="L9">
      <style:text-properties officeooo:paragraph-rsid="002356a8"/>
    </style:style>
    <style:style style:name="P24" style:family="paragraph" style:parent-style-name="Text_20_body" style:list-style-name="L10">
      <style:text-properties officeooo:rsid="00240404" officeooo:paragraph-rsid="00240404"/>
    </style:style>
    <style:style style:name="P25" style:family="paragraph" style:parent-style-name="Text_20_body" style:list-style-name="L10">
      <style:text-properties officeooo:rsid="00240404" officeooo:paragraph-rsid="0025e30c"/>
    </style:style>
    <style:style style:name="P26" style:family="paragraph" style:parent-style-name="Text_20_body" style:list-style-name="L8">
      <style:text-properties officeooo:rsid="0024c209" officeooo:paragraph-rsid="0024c209"/>
    </style:style>
    <style:style style:name="P27" style:family="paragraph" style:parent-style-name="Text_20_body">
      <style:text-properties officeooo:rsid="0025e30c" officeooo:paragraph-rsid="0025e30c"/>
    </style:style>
    <style:style style:name="P28" style:family="paragraph" style:parent-style-name="Text_20_body">
      <style:text-properties officeooo:rsid="0027cbf3" officeooo:paragraph-rsid="0027cbf3"/>
    </style:style>
    <style:style style:name="P29" style:family="paragraph" style:parent-style-name="Text_20_body" style:list-style-name="L11">
      <style:text-properties officeooo:rsid="0027cbf3" officeooo:paragraph-rsid="0027cbf3"/>
    </style:style>
    <style:style style:name="P30" style:family="paragraph" style:parent-style-name="Text_20_body">
      <style:paragraph-properties fo:text-align="start" style:justify-single-word="false" fo:break-before="page"/>
      <style:text-properties style:font-name="Segoe UI"/>
    </style:style>
    <style:style style:name="P31" style:family="paragraph" style:parent-style-name="Title">
      <style:paragraph-properties fo:text-align="start" style:justify-single-word="false"/>
      <style:text-properties style:font-name="Segoe UI"/>
    </style:style>
    <style:style style:name="T1" style:family="text">
      <style:text-properties officeooo:rsid="001b3d6a"/>
    </style:style>
    <style:style style:name="T2" style:family="text">
      <style:text-properties style:font-name="Liberation Sans" fo:font-size="16.1000003814697pt" fo:font-weight="bold" officeooo:rsid="001c7966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8.2000007629395pt" fo:font-weight="bold" officeooo:rsid="002278ae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officeooo:rsid="001e8b7e"/>
    </style:style>
    <style:style style:name="T5" style:family="text">
      <style:text-properties officeooo:rsid="00200df4"/>
    </style:style>
    <style:style style:name="T6" style:family="text">
      <style:text-properties officeooo:rsid="002278ae"/>
    </style:style>
    <style:style style:name="T7" style:family="text">
      <style:text-properties officeooo:rsid="002356a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ocumentation développeur<text:span text:style-name="T1">s</text:span>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16_1952349077" text:style-name="Index_20_Link" text:visited-style-name="Index_20_Link">Contrôleurs<text:tab/>2</text:a></text:p>
          <text:p text:style-name="P2"><text:a xlink:type="simple" xlink:href="#__RefHeading___Toc118_1952349077" text:style-name="Index_20_Link" text:visited-style-name="Index_20_Link">HomeController<text:tab/>2</text:a></text:p>
          <text:p text:style-name="P2"><text:a xlink:type="simple" xlink:href="#__RefHeading___Toc120_1952349077" text:style-name="Index_20_Link" text:visited-style-name="Index_20_Link">PrestatairesController<text:tab/>2</text:a></text:p>
          <text:p text:style-name="P2"><text:a xlink:type="simple" xlink:href="#__RefHeading___Toc122_1952349077" text:style-name="Index_20_Link" text:visited-style-name="Index_20_Link">RegistrationController<text:tab/>2</text:a></text:p>
          <text:p text:style-name="P2"><text:a xlink:type="simple" xlink:href="#__RefHeading___Toc124_1952349077" text:style-name="Index_20_Link" text:visited-style-name="Index_20_Link">SecurityController<text:tab/>2</text:a></text:p>
          <text:p text:style-name="P2"><text:a xlink:type="simple" xlink:href="#__RefHeading___Toc126_1952349077" text:style-name="Index_20_Link" text:visited-style-name="Index_20_Link">ServicesController<text:tab/>2</text:a></text:p>
          <text:p text:style-name="P2"><text:a xlink:type="simple" xlink:href="#__RefHeading___Toc128_1952349077" text:style-name="Index_20_Link" text:visited-style-name="Index_20_Link">UserController<text:tab/>2</text:a></text:p>
          <text:p text:style-name="P1"><text:a xlink:type="simple" xlink:href="#__RefHeading___Toc130_1952349077" text:style-name="Index_20_Link" text:visited-style-name="Index_20_Link">Spécificités<text:tab/>3</text:a></text:p>
          <text:p text:style-name="P2"><text:a xlink:type="simple" xlink:href="#__RefHeading___Toc132_1952349077" text:style-name="Index_20_Link" text:visited-style-name="Index_20_Link">Extension Twig<text:tab/>3</text:a></text:p>
          <text:p text:style-name="P1"><text:a xlink:type="simple" xlink:href="#__RefHeading___Toc134_1952349077" text:style-name="Index_20_Link" text:visited-style-name="Index_20_Link">Fonctions dans les entités<text:tab/>3</text:a></text:p>
          <text:p text:style-name="P3"><text:a xlink:type="simple" xlink:href="#__RefHeading___Toc136_1952349077" text:style-name="Index_20_Link" text:visited-style-name="Index_20_Link">Prestataire<text:tab/>3</text:a></text:p>
          <text:p text:style-name="P3"><text:a xlink:type="simple" xlink:href="#__RefHeading___Toc138_1952349077" text:style-name="Index_20_Link" text:visited-style-name="Index_20_Link">Catégorie de services<text:tab/>3</text:a></text:p>
          <text:p text:style-name="P3"><text:a xlink:type="simple" xlink:href="#__RefHeading___Toc140_1952349077" text:style-name="Index_20_Link" text:visited-style-name="Index_20_Link">Internaute<text:tab/>3</text:a></text:p>
          <text:p text:style-name="P3"><text:a xlink:type="simple" xlink:href="#__RefHeading___Toc142_1952349077" text:style-name="Index_20_Link" text:visited-style-name="Index_20_Link">Images<text:tab/>3</text:a></text:p>
          <text:p text:style-name="P1"><text:a xlink:type="simple" xlink:href="#__RefHeading___Toc144_1952349077" text:style-name="Index_20_Link" text:visited-style-name="Index_20_Link">Templating<text:tab/>4</text:a></text:p>
          <text:p text:style-name="P1"><text:a xlink:type="simple" xlink:href="#__RefHeading___Toc146_1952349077" text:style-name="Index_20_Link" text:visited-style-name="Index_20_Link">Factories<text:tab/>4</text:a></text:p>
        </text:index-body>
      </text:table-of-content>
      <text:p text:style-name="P12"/>
      <text:p text:style-name="P30"/>
      <text:h text:style-name="P4" text:outline-level="1"><text:bookmark-start text:name="__RefHeading___Toc116_1952349077"/>Contrôleurs<text:bookmark-end text:name="__RefHeading___Toc116_1952349077"/></text:h>
      <text:h text:style-name="P8" text:outline-level="2"><text:bookmark-start text:name="__RefHeading___Toc118_1952349077"/>HomeController<text:bookmark-end text:name="__RefHeading___Toc118_1952349077"/></text:h>
      <text:list xml:id="list269330214" text:style-name="L2">
        <text:list-item>
          <text:p text:style-name="P18"><text:span text:style-name="T4">Affiche la page d’accueil et envoie les 3 derniers prestataires inscrits</text:span></text:p>
        </text:list-item>
      </text:list>
      <text:h text:style-name="P8" text:outline-level="2"><text:bookmark-start text:name="__RefHeading___Toc120_1952349077"/><text:span text:style-name="T2">Prestataires</text:span>Controller<text:bookmark-end text:name="__RefHeading___Toc120_1952349077"/></text:h>
      <text:list xml:id="list1610136447" text:style-name="L3">
        <text:list-item>
          <text:p text:style-name="P14">Affiche les prestataires correspondants aux critères entrés dans le formulaire &amp; envoie les 3 derniers prestataires inscrits</text:p>
        </text:list-item>
        <text:list-item>
          <text:p text:style-name="P14">Affiche la fiche signalétique d’un prestataires</text:p>
        </text:list-item>
      </text:list>
      <text:h text:style-name="P8" text:outline-level="2"><text:bookmark-start text:name="__RefHeading___Toc122_1952349077"/><text:span text:style-name="T2">Registration</text:span>Controller<text:bookmark-end text:name="__RefHeading___Toc122_1952349077"/></text:h>
      <text:list xml:id="list3745850304" text:style-name="L4">
        <text:list-item>
          <text:p text:style-name="P15">Génère un formulaire de création d’utilisateur (étape 1 inscription) et envoie un lien de validation par mail</text:p>
        </text:list-item>
        <text:list-item>
          <text:p text:style-name="P15">Génère un formulaire de création d’internaute et prestataire, l’utilisateur choisi celui qu’il veut remplir.<text:line-break/>Une fois le formulaire rempli, crée un internaute ou un prestataire.</text:p>
        </text:list-item>
      </text:list>
      <text:h text:style-name="P8" text:outline-level="2"><text:bookmark-start text:name="__RefHeading___Toc124_1952349077"/><text:span text:style-name="T2">Security</text:span>Controller<text:bookmark-end text:name="__RefHeading___Toc124_1952349077"/></text:h>
      <text:list xml:id="list3533570371" text:style-name="L5">
        <text:list-item>
          <text:p text:style-name="P16">Connexion</text:p>
        </text:list-item>
        <text:list-item>
          <text:p text:style-name="P16">Déconnexion</text:p>
        </text:list-item>
      </text:list>
      <text:h text:style-name="P8" text:outline-level="2"><text:bookmark-start text:name="__RefHeading___Toc126_1952349077"/><text:span text:style-name="T2">Services</text:span>Controller<text:bookmark-end text:name="__RefHeading___Toc126_1952349077"/></text:h>
      <text:list xml:id="list4089635230" text:style-name="L6">
        <text:list-item>
          <text:p text:style-name="P17">Affiche l<text:span text:style-name="T5">es informations</text:span> d’un <text:span text:style-name="T5">service &amp; envoie les prestataires proposant cette catégorie</text:span></text:p>
        </text:list-item>
      </text:list>
      <text:h text:style-name="P8" text:outline-level="2"><text:bookmark-start text:name="__RefHeading___Toc128_1952349077"/><text:span text:style-name="T2">User</text:span>Controller<text:bookmark-end text:name="__RefHeading___Toc128_1952349077"/></text:h>
      <text:list xml:id="list3351795883" text:style-name="L7">
        <text:list-item>
          <text:p text:style-name="P19">Affiche un formulaire reprenant toutes les informations que l’utilisateur peut modifier.<text:line-break/>Ce formulaire diffère en fonction de si l’utilisateur est Internaute ou PrestatairesController</text:p>
        </text:list-item>
        <text:list-item>
          <text:p text:style-name="P19">Permet à un prestataire d’ajouter, supprimer ses catégories de services et d’en proposer une nouvelle si celle-ci n’existe pas encore.</text:p>
        </text:list-item>
      </text:list>
      <text:h text:style-name="P6" text:outline-level="1"><text:bookmark-start text:name="__RefHeading___Toc130_1952349077"/><text:span text:style-name="T3">Spécificités</text:span><text:bookmark-end text:name="__RefHeading___Toc130_1952349077"/></text:h>
      <text:h text:style-name="Heading_20_2" text:outline-level="2"><text:bookmark-start text:name="__RefHeading___Toc132_1952349077"/>Extension Twig<text:bookmark-end text:name="__RefHeading___Toc132_1952349077"/></text:h>
      <text:p text:style-name="P20">Le site possède un aside nécessitant les code postaux, communes, localité et catégorie de service.<text:line-break/>Afin de ne pas préciser ses informations dans chacun de mes contrôleurs, j’ai créé une extension twig se trouvant dans le répertoire src&gt;Twig&gt;AsideExtension.php</text:p>
      <text:h text:style-name="Heading_20_1" text:outline-level="1"><text:bookmark-start text:name="__RefHeading___Toc134_1952349077"/>Fonctions dans les entités<text:bookmark-end text:name="__RefHeading___Toc134_1952349077"/></text:h>
      <text:h text:style-name="P10" text:outline-level="3"><text:bookmark-start text:name="__RefHeading___Toc136_1952349077"/><text:span text:style-name="T6">Prestataire</text:span><text:bookmark-end text:name="__RefHeading___Toc136_1952349077"/></text:h>
      <text:list xml:id="list2571994622" text:style-name="L8">
        <text:list-item>
          <text:p text:style-name="P22"><text:span text:style-name="T6">GetLogo<text:line-break/>Permet de récupérer dans les images associées au prestataire celle dont l’ordre est de 0 (qui correspond au logo pour un prestataire)</text:span></text:p>
        </text:list-item>
        <text:list-item>
          <text:p text:style-name="P26">Fonction booléennes<text:line-break/>Diverses fonction permettant de savoir si le prestataire possède un stage, une promotion, des images, des services.</text:p>
        </text:list-item>
      </text:list>
      <text:h text:style-name="P11" text:outline-level="3"><text:bookmark-start text:name="__RefHeading___Toc138_1952349077"/>Catégorie de services<text:bookmark-end text:name="__RefHeading___Toc138_1952349077"/></text:h>
      <text:list xml:id="list4008825943" text:style-name="L9">
        <text:list-item>
          <text:p text:style-name="P23"><text:span text:style-name="T7">getBanner</text:span><text:span text:style-name="T6"><text:line-break/>Permet de récupérer dans les images associées </text:span><text:span text:style-name="T7">à la catégorie</text:span><text:span text:style-name="T6"> celle dont l’ordre est de 0 (qui correspond </text:span><text:span text:style-name="T7">à la bannière</text:span><text:span text:style-name="T6"> pour un</text:span><text:span text:style-name="T7">e catégorie de service</text:span><text:span text:style-name="T6">)</text:span></text:p>
        </text:list-item>
      </text:list>
      <text:h text:style-name="P9" text:outline-level="3"><text:bookmark-start text:name="__RefHeading___Toc140_1952349077"/>Internaute<text:bookmark-end text:name="__RefHeading___Toc140_1952349077"/></text:h>
      <text:list xml:id="list211022789811458" text:continue-list="list2571994622" text:style-name="L8">
        <text:list-item>
          <text:p text:style-name="P21">getAvatar<text:line-break/>Permet de récupérer dans les images associées <text:span text:style-name="T7">à l’internaute</text:span> celle dont l’ordre est de 0 (qui correspond à l’avatar pour un internaute)</text:p>
        </text:list-item>
      </text:list>
      <text:h text:style-name="P9" text:outline-level="3"><text:bookmark-start text:name="__RefHeading___Toc142_1952349077"/>Images<text:bookmark-end text:name="__RefHeading___Toc142_1952349077"/></text:h>
      <text:list xml:id="list4185420964" text:style-name="L10">
        <text:list-item>
          <text:p text:style-name="P24">slug<text:line-break/>Permet de renvoyer le chemin complet d’une image qui se trouve dans le dossier user</text:p>
        </text:list-item>
        <text:list-item>
          <text:p text:style-name="P25">slugBanner<text:line-break/>Permet de renvoyer le chemin complet d’une image qui se trouve le dossier category</text:p>
        </text:list-item>
      </text:list>
      <text:h text:style-name="P7" text:outline-level="1"><text:bookmark-start text:name="__RefHeading___Toc144_1952349077"/>Templating<text:bookmark-end text:name="__RefHeading___Toc144_1952349077"/></text:h>
      <text:p text:style-name="P27">Chaque controller possède un dossier comportant ses vues.</text:p>
      <text:p text:style-name="P27">Le fichier base.html.twig comporte de nombreux composants définis dans le dossier components correspondant à : aside – header – square – footer – slider<text:line-break/><text:line-break/>D’autre composants comme logo.html.twig permet juste d’afficher le logo d’un prestataire avec des conditions prédéfinies qui m’évitent de les répéter.</text:p>
      <text:h text:style-name="P5" text:outline-level="1"><text:bookmark-start text:name="__RefHeading___Toc146_1952349077"/>Factories<text:bookmark-end text:name="__RefHeading___Toc146_1952349077"/></text:h>
      <text:p text:style-name="P28">Les factories de mon application permettent de créer : </text:p>
      <text:list xml:id="list1455059202" text:style-name="L11">
        <text:list-item>
          <text:p text:style-name="P29">Faux code postaux</text:p>
        </text:list-item>
        <text:list-item>
          <text:p text:style-name="P29">Fausses localités</text:p>
        </text:list-item>
        <text:list-item>
          <text:p text:style-name="P29">Fausses catégories de services</text:p>
        </text:list-item>
        <text:list-item>
          <text:p text:style-name="P29">50 faux prestataires</text:p>
        </text:list-item>
        <text:list-item>
          <text:p text:style-name="P29">50 faux internaute</text:p>
          <text:list>
            <text:list-item>
              <text:p text:style-name="P29">Créant 1 faux stage et 1 fausse promotion</text:p>
            </text:list-item>
          </text:list>
        </text:list-item>
        <text:list-item>
          <text:p text:style-name="P29">Donc 100 faux utilisateurs</text:p>
        </text:list-item>
      </text:list>
      <text:list xml:id="list211023308348512" text:continue-list="list4185420964" text:style-name="L10">
        <text:list-header>
          <text:p text:style-name="P25"><text:line-break/></text:p>
        </text:list-header>
      </text:list>
      <text:p text:style-name="P20"/>
      <text:p text:style-name="Text_20_body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Segoe UI1" fo:font-family="'Segoe UI'" style:font-style-name="Gras" style:font-family-generic="swiss" style:font-pitch="variable" fo:font-size="15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4:11:22.015000000</meta:creation-date>
    <meta:generator>LibreOffice/7.0.4.2$Windows_X86_64 LibreOffice_project/dcf040e67528d9187c66b2379df5ea4407429775</meta:generator>
    <dc:date>2022-03-20T21:08:38.346000000</dc:date>
    <meta:editing-duration>PT30M3S</meta:editing-duration>
    <meta:editing-cycles>14</meta:editing-cycles>
    <meta:document-statistic meta:table-count="0" meta:image-count="0" meta:object-count="0" meta:page-count="4" meta:paragraph-count="62" meta:word-count="467" meta:character-count="3137" meta:non-whitespace-character-count="2748"/>
  </office:meta>
</office:document-meta>
</file>